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PatternMapper.mapFileName( String sourceFil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lobPatternMapper.setTo( String 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lobPatternMapper.extractVariablePar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lobPatternMapper.modifyNam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lobPatternMapper.setCaseSensitive( boolean 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PatternMapper.setFrom( String fro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lobPatternMapper.setHandleDirSep( boolean handleDirS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